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96e84" officeooo:paragraph-rsid="00096e84"/>
    </style:style>
    <style:style style:name="P2" style:family="paragraph" style:parent-style-name="Standard">
      <style:text-properties officeooo:rsid="000b16ee" officeooo:paragraph-rsid="000b16e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rite a while loop that starts at the last character in the string and</text:p>
      <text:p text:style-name="P1">works its way backwards to the first character in the string, printing each letter on</text:p>
      <text:p text:style-name="P1">a separate line, except backwards.</text:p>
      <text:p text:style-name="P1"/>
      <text:p text:style-name="P1"/>
      <text:p text:style-name="P1"/>
      <text:p text:style-name="P1"/>
      <text:p text:style-name="P1">Code</text:p>
      <text:p text:style-name="P2">line = 'banana'</text:p>
      <text:p text:style-name="P2">index = len(line) - 1</text:p>
      <text:p text:style-name="P2">while index &gt;= 0 :</text:p>
      <text:p text:style-name="P2"><text:s text:c="8"/>letter = line[index]</text:p>
      <text:p text:style-name="P2"><text:s text:c="8"/>print(letter)</text:p>
      <text:p text:style-name="P2"><text:s text:c="8"/>index = index - 1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6T11:52:56.919830230</meta:creation-date>
    <dc:date>2018-06-16T12:22:58.257905279</dc:date>
    <meta:editing-duration>PT16M22S</meta:editing-duration>
    <meta:editing-cycles>1</meta:editing-cycles>
    <meta:document-statistic meta:table-count="0" meta:image-count="0" meta:object-count="0" meta:page-count="1" meta:paragraph-count="10" meta:word-count="57" meta:character-count="321" meta:non-whitespace-character-count="250"/>
    <meta:generator>LibreOffice/5.1.6.2$Linux_X86_64 LibreOffice_project/10m0$Build-2</meta:generator>
  </office:meta>
</office:document-meta>
</file>